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c2d" officeooo:paragraph-rsid="000a1c2d"/>
    </style:style>
    <style:style style:name="P2" style:family="paragraph" style:parent-style-name="Standard">
      <style:text-properties fo:font-weight="bold" officeooo:rsid="000a1c2d" officeooo:paragraph-rsid="000a1c2d" style:font-weight-asian="bold" style:font-weight-complex="bold"/>
    </style:style>
    <style:style style:name="P3" style:family="paragraph" style:parent-style-name="Standard">
      <style:text-properties officeooo:rsid="000a1c2d" officeooo:paragraph-rsid="000c8586"/>
    </style:style>
    <style:style style:name="P4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8586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4" text:outline-level="2">Hoe hoog is de uitkering levensonderhoud?</text:h>
      <text:p text:style-name="P1"/>
      <text:p text:style-name="P1">Welk bedrag u maximaal krijgt, hangt af van uw gezinssamenstelling. Er zijn maximumbedragen voor een alleenstaande of alleenstaande ouder en maximumbedragen voor gehuwden/samenwonenden.</text:p>
      <text:p text:style-name="P1">Gezinssituatie en de daarbij behorende bijstandsnorm:</text:p>
      <text:p text:style-name="P1"/>
      <text:p text:style-name="P1"><text:span text:style-name="T1">1.</text:span> alleenstaanden en alleenstaande ouders van 18 tot 21 jaar: 259,78 euro</text:p>
      <text:p text:style-name="P1"><text:span text:style-name="T1">2.</text:span> alleenstaanden en alleenstaande ouders van 21 tot AOW-leeftijd: 1.052,32 euro</text:p>
      <text:p text:style-name="P1"/>
      <text:p text:style-name="P1"><text:span text:style-name="T1">3.</text:span> gezin waarvan ten minste 1 partner als zelfstandig ondernemer een beroep doet op de Tozo, aanvrager en partner ouder dan 21 tot AOW-leeftijd: 1.503,31 euro (<text:span text:style-name="T1">Standaard)</text:span></text:p>
      <text:p text:style-name="P1"/>
      <text:p text:style-name="P3"><text:span text:style-name="T1">4.</text:span> gezin waarvan ten minste 1 partner als zelfstandig ondernemer een beroep doet op de Tozo<text:span text:style-name="T2">:</text:span>, </text:p>
      <text:p text:style-name="P3"><text:span text:style-name="T2"><text:s text:c="4"/></text:span>1 partner 21 tot AOW-leeftijd, <text:span text:style-name="T3">1 partner 18 tot 21 jaar</text:span>, geen kinderen: 1.011,44 euro</text:p>
      <text:p text:style-name="P3"><text:span text:style-name="T1">5.</text:span> gezin waarvan ten minste 1 partner als zelfstandig ondernemer een beroep doet op de Tozo<text:span text:style-name="T2">:</text:span> </text:p>
      <text:p text:style-name="P3"><text:span text:style-name="T2"><text:s text:c="4"/></text:span>1 partner 21 tot AOW-leeftijd, <text:span text:style-name="T3">1 partner 18 tot 21 jaar</text:span>, wel kinderen: 1.312,10 euro</text:p>
      <text:p text:style-name="P2"/>
      <text:p text:style-name="P3"><text:span text:style-name="T1">6.</text:span> gezin waarvan ten minste 1 partner als zelfstandig ondernemer een beroep doet op de Tozo<text:span text:style-name="T2">:</text:span> </text:p>
      <text:p text:style-name="P3"><text:span text:style-name="T2"><text:s text:c="4"/></text:span>1 partner 21 tot AOW-leeftijd, 1 partner AOW-leeftijd: 1.594,42 euro</text:p>
      <text:p text:style-name="P2"/>
      <text:p text:style-name="P1"><text:span text:style-name="T1">7.</text:span> gezin waarvan ten minste 1 partner als zelfstandig ondernemer een beroep doet op de Tozo, <text:span text:style-name="T2"><text:s text:c="22"/></text:span><text:span text:style-name="T3">beiden 18 tot 21 jaar</text:span>, geen kinderen: 519,56 euro</text:p>
      <text:p text:style-name="P1"><text:span text:style-name="T1">8.</text:span> gezin waarvan ten minste 1 partner als zelfstandig ondernemer een beroep doet op de Tozo, <text:span text:style-name="T2"><text:s text:c="2"/></text:span><text:span text:style-name="T3">beiden 18 tot 21 jaar</text:span>, wel kinderen: 820,22 euro</text:p>
      <text:p text:style-name="P1"/>
      <text:p text:style-name="P1">Let op: Voor de Tozo geldt geen vermogenstoets. Ook telt het inkomen van een eventuele partner niet mee voor het recht op de Toz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08:00.125667334</meta:creation-date>
    <meta:print-date>2020-04-19T20:08:26.570223163</meta:print-date>
    <dc:date>2020-04-19T20:38:25.748228983</dc:date>
    <meta:editing-duration>PT2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47" meta:character-count="1568" meta:non-whitespace-character-count="1297"/>
  </office:meta>
</office:document-meta>
</file>